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230C97E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crystals-title">
      <style:graphic-properties draw:auto-grow-height="true" fo:min-height="3.506cm"/>
    </style:style>
    <style:style style:name="pr2" style:family="presentation" style:parent-style-name="lyt-bluecrystals-subtitle">
      <style:graphic-properties draw:fill-color="#ffffff" draw:auto-grow-height="true" fo:min-height="12.179cm"/>
    </style:style>
    <style:style style:name="pr3" style:family="presentation" style:parent-style-name="lyt-bluecrystals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crystals" presentation:presentation-page-layout-name="AL1T0">
        <draw:frame presentation:style-name="pr1" draw:layer="layout" svg:width="23.5cm" svg:height="3.506cm" svg:x="2cm" svg:y="0.837cm" presentation:class="title" presentation:placeholder="true">
          <draw:text-box/>
        </draw:frame>
        <draw:frame presentation:style-name="pr2" draw:layer="layout" svg:width="23.5cm" svg:height="12.179cm" svg:x="2cm" svg:y="4.914cm" presentation:class="subtitle">
          <draw:text-box>
            <text:p text:style-name="P1"><text:span text:style-name="T1">ąęłćźżó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crystals_5f_box" draw:display-name="bluecrystals_box" xlink:href="Pictures/100000000000032000000258230C97E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deks" style:family="graphic">
      <style:paragraph-properties fo:text-align="start" style:text-autospace="ideograph-alpha"/>
      <style:text-properties fo:color="#000000" fo:font-family="Times, 'Times New Roman'" fo:font-size="12pt" fo:language="pl" fo:country="PL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/>
      <style:text-properties fo:color="#000000" fo:font-family="Times, 'Times New Roman'" fo:font-size="12pt" fo:language="pl" fo:country="PL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/>
      <style:text-properties fo:color="#000000" fo:font-family="Times, 'Times New Roman'" fo:font-size="12pt" fo:language="pl" fo:country="PL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crystals-background" style:family="presentation">
      <style:graphic-properties draw:stroke="none" draw:fill="bitmap" draw:fill-image-name="bluecrystals_5f_box" draw:fill-image-width="0cm" draw:fill-image-height="0cm"/>
    </style:style>
    <style:style style:name="lyt-bluecrystals-backgroundobjects" style:family="presentation">
      <style:graphic-properties draw:shadow="hidden" draw:shadow-offset-x="0.3cm" draw:shadow-offset-y="0.3cm" draw:shadow-color="#808080"/>
    </style:style>
    <style:style style:name="lyt-bluecrystals-notes" style:family="presentation">
      <style:graphic-properties draw:stroke="none" draw:fill="none">
        <text:list-style style:name="lyt-bluecrystal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crystals-outline1" style:family="presentation">
      <style:graphic-properties draw:stroke="none" draw:fill="none">
        <text:list-style style:name="lyt-bluecrystals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outline2" style:family="presentation" style:parent-style-name="lyt-bluecrystals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bluecrystals-outline3" style:family="presentation" style:parent-style-name="lyt-bluecrystal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crystals-outline4" style:family="presentation" style:parent-style-name="lyt-bluecrystal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crystals-outline5" style:family="presentation" style:parent-style-name="lyt-bluecrystals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6" style:family="presentation" style:parent-style-name="lyt-bluecrystal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7" style:family="presentation" style:parent-style-name="lyt-bluecrystals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8" style:family="presentation" style:parent-style-name="lyt-bluecrystal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crystals-outline9" style:family="presentation" style:parent-style-name="lyt-bluecrystals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crystals-subtitle" style:family="presentation">
      <style:graphic-properties draw:stroke="none" draw:fill="none" draw:textarea-vertical-align="middle">
        <text:list-style style:name="lyt-bluecryst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crystals-title" style:family="presentation">
      <style:graphic-properties draw:stroke="none" draw:fill="none" draw:textarea-vertical-align="middle">
        <text:list-style style:name="lyt-bluecryst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crystals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crystal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crystal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crystal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bluecrystals" style:page-layout-name="PM1" draw:style-name="Mdp2">
      <draw:frame presentation:style-name="lyt-bluecrystals-title" draw:layer="backgroundobjects" svg:width="23.5cm" svg:height="3.506cm" svg:x="2cm" svg:y="0.837cm" presentation:class="title" presentation:placeholder="true">
        <draw:text-box/>
      </draw:frame>
      <draw:frame presentation:style-name="lyt-bluecrystals-outline1" draw:layer="backgroundobjects" svg:width="23.5cm" svg:height="12.179cm" svg:x="2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9.3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9.3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crystals-title" draw:layer="backgroundobjects" svg:width="14.848cm" svg:height="11.136cm" svg:x="3.075cm" svg:y="2.257cm" presentation:class="page"/>
        <draw:frame presentation:style-name="lyt-bluecrystal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7:36:10</meta:creation-date>
    <dc:date>2012-05-26T17:36:59</dc:date>
    <meta:editing-duration>P0D</meta:editing-duration>
    <meta:editing-cycles>1</meta:editing-cycles>
    <meta:document-statistic meta:object-count="36"/>
    <meta:generator>LibreOffice/3.5$Linux_x86 LibreOffice_project/350m1$Build-2</meta:generator>
  </office:meta>
</office:document-meta>
</file>